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0a8" officeooo:paragraph-rsid="001f20a8"/>
    </style:style>
    <style:style style:name="P2" style:family="paragraph" style:parent-style-name="Standard">
      <style:text-properties officeooo:rsid="00216d79" officeooo:paragraph-rsid="00216d79"/>
    </style:style>
    <style:style style:name="T1" style:family="text">
      <style:text-properties officeooo:rsid="001fab8b"/>
    </style:style>
    <style:style style:name="T2" style:family="text">
      <style:text-properties officeooo:rsid="00200404"/>
    </style:style>
    <style:style style:name="T3" style:family="text">
      <style:text-properties officeooo:rsid="0020ba72"/>
    </style:style>
    <style:style style:name="T4" style:family="text">
      <style:text-properties officeooo:rsid="00216d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re technologie sert a gérer en temps réel l'agencement d'une salle afin de pouvoir placer chacun des clients au mieux. Les dalles peuvent monter selon deux niveaux afin de remplir la fonction de table ou de chaises. Le système permet a l'utilisateur de commander des plats customiser et payer directement via la table.</text:p>
      <text:p text:style-name="P1"/>
      <text:p text:style-name="P1">Robert rentre dans le restaurant accompagné de son ami il est accueillie par un serveur qui lui demande combien de place ils doit réserver <text:span text:style-name="T2">et </text:span>ou ils souhaitent s'installer. Ils répondent devant la fenêtre. Le serveur se sert alors de son application placé sur sa tablette <text:span text:style-name="T2">ou un quadrillage est afficher. Il clique dabort sur la case « table » puis fait glisser son doigt sur deux des cases du quadrillage qui s'affiche en rouge. Il reproduit alors l'opération sur deux cases fasse au deux première mais en indiquant cette fois que ce sont des chaise les cases s’affiche alors en bleu. Une fois ces deux étape faite il clique sur la touche valider. </text:span></text:p>
      <text:p text:style-name="P1"><text:span text:style-name="T3">quatre</text:span> dalles se soulèvent <text:span text:style-name="T3">du sol </text:span>(<text:span text:style-name="T3">les deux chaise</text:span>s <text:span text:style-name="T3">et les deux table près de la fenêtre</text:span>).</text:p>
      <text:p text:style-name="P1">Les clients <text:span text:style-name="T3">en </text:span>s'install<text:span text:style-name="T3">a</text:span>nt <text:span text:style-name="T3">voie leur table s’allumer sur une deuxième application de customisation de plat</text:span>. <text:span text:style-name="T4">Les client on le choix entre différente différents plats dans lesquels ils peuve modifier les ingrédients. </text:span></text:p>
      <text:p text:style-name="P2">Robert et son ami on choisie de mangeais un plat de pâte. Le logiciel leur affiche différent type de pates puis différent ingrédiants à gauche avec une photo à droite leur pérmétant de voire à quoi ressemble leurs plat. Lorsqu'il clique sur un ingrédient l'image est mise à jours pour rajouter leur ingrédiant sur la photo.</text:p>
      <text:p text:style-name="P1">En<text:span text:style-name="T1">suite ils sont .. car leur commande est reliée aux cuisines et payent chacun leurs additions via leurs bornes intégrées a leur tables.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ni </meta:initial-creator>
    <meta:creation-date>2016-04-06T16:30:30.844762593</meta:creation-date>
    <meta:generator>LibreOffice/4.3.3.2$Linux_X86_64 LibreOffice_project/430m0$Build-2</meta:generator>
    <dc:date>2016-04-06T17:34:58.303226230</dc:date>
    <dc:creator>Magni </dc:creator>
    <meta:editing-duration>PT16M5S</meta:editing-duration>
    <meta:editing-cycles>2</meta:editing-cycles>
    <meta:document-statistic meta:table-count="0" meta:image-count="0" meta:object-count="0" meta:page-count="1" meta:paragraph-count="6" meta:word-count="295" meta:character-count="1735" meta:non-whitespace-character-count="1443"/>
  </office:meta>
</office:document-meta>
</file>